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top" draw:auto-grow-height="false" fo:min-height="1.401cm" fo:min-width="5.85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1.782cm" fo:min-width="4.453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3.179cm" fo:min-width="3.183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036cm" fo:min-width="5.08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3.179cm" fo:min-width="4.961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3.179cm" fo:min-width="7.247cm"/>
    </style:style>
    <style:style style:name="gr8" style:family="graphic" style:parent-style-name="standard">
      <style:graphic-properties draw:fill-color="#fff9ae" draw:textarea-horizontal-align="justify" draw:textarea-vertical-align="top" draw:auto-grow-height="false" fo:min-height="2.475cm" fo:min-width="4.947cm"/>
    </style:style>
    <style:style style:name="gr9" style:family="graphic" style:parent-style-name="standard">
      <style:graphic-properties draw:fill-color="#c2e0ae" draw:textarea-horizontal-align="justify" draw:textarea-vertical-align="middle" draw:auto-grow-height="false" fo:min-height="0.984cm" fo:min-width="3.565cm"/>
    </style:style>
    <style:style style:name="gr10" style:family="graphic" style:parent-style-name="standard">
      <style:graphic-properties draw:textarea-horizontal-align="justify" draw:textarea-vertical-align="middle" draw:auto-grow-height="false" fo:min-height="1.1cm" fo:min-width="1.787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651cm" svg:x="9.128cm" svg:y="6.08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032cm" svg:x="1.508cm" svg:y="5.826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3.175cm" svg:x="1.381cm" svg:y="1.254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83cm" svg:height="3.429cm" svg:x="2.27cm" svg:y="15.282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88cm" svg:height="2.286cm" svg:x="11.16cm" svg:y="1.889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461cm" svg:height="3.429cm" svg:x="12.049cm" svg:y="15.536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747cm" svg:height="3.429cm" svg:x="3.688cm" svg:y="9.208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747cm" svg:height="3.429cm" svg:x="2.593cm" svg:y="10.244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447cm" svg:height="2.725cm" svg:x="1.591cm" svg:y="11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64cm" svg:height="1.397cm" svg:x="12.362cm" svg:y="16.851cm">
          <text:p text:style-name="P3"><text:span text:style-name="T1">phpMyAdmin</text:span><text:span text:style-name="T1"><text:line-break/></text:span><text:span text:style-name="T1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3" draw:layer="layout" svg:width="2.286cm" svg:height="2.159cm" svg:x="2.524cm" svg:y="16.2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5" draw:layer="layout" svg:width="4.445cm" svg:height="1.09cm" svg:x="1.732cm" svg:y="2.913cm">
          <text:p text:style-name="P3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445cm" svg:height="1.09cm" svg:x="1.832cm" svg:y="12.313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8.366cm" svg:y1="4.048cm" svg:x2="8.112cm" svg:y2="7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8-12-13T17:34:25.202678248</dc:date>
    <meta:editing-duration>PT17M29S</meta:editing-duration>
    <meta:editing-cycles>9</meta:editing-cycles>
    <meta:generator>LibreOffice/6.0.6.2$Linux_X86_64 LibreOffice_project/00m0$Build-2</meta:generator>
    <meta:document-statistic meta:object-count="14"/>
  </office:meta>
</office:document-meta>
</file>